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padding="0.0291in" fo:border-left="none" fo:border-right="none" fo:border-top="none" fo:border-bottom="0.0008in solid #000000" style:join-border="fals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Free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" style:family="text">
      <style:text-properties style:font-name="FreeSans"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style:text-position="super 58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ff0000" style:text-position="super 58%" fo:font-style="normal" style:font-style-asian="normal" style:font-style-complex="normal"/>
    </style:style>
    <style:style style:name="T8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ff0000" fo:font-style="normal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style:text-position="super 58%"/>
    </style:style>
    <style:style style:name="T12" style:family="text">
      <style:text-properties fo:color="#008000"/>
    </style:style>
    <style:style style:name="T13" style:family="text">
      <style:text-properties fo:color="#008000" style:text-position="super 58%"/>
    </style:style>
    <style:style style:name="T14" style:family="text">
      <style:text-properties fo:color="#008000" style:text-position="super 58%" fo:font-size="10pt" style:font-size-asian="10pt" style:font-size-complex="10pt"/>
    </style:style>
    <style:style style:name="T15" style:family="text">
      <style:text-properties fo:color="#008000" fo:font-size="10pt" style:font-size-asian="10pt" style:font-size-complex="10pt"/>
    </style:style>
    <style:style style:name="T16" style:family="text">
      <style:text-properties fo:background-color="#00ffff"/>
    </style:style>
    <text:list-style style:name="L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ir, I have divided my complete work into three phases::</text:p>
      <text:p text:style-name="P2"><text:tab/>A) Statistical Part </text:p>
      <text:p text:style-name="P2"><text:tab/>B) Analysis Part </text:p>
      <text:p text:style-name="P2"><text:tab/>C) Generating Tool</text:p>
      <text:p text:style-name="P2"><text:tab/>D) Documentation</text:p>
      <text:p text:style-name="P2"/>
      <text:p text:style-name="P2"><text:tab/><text:span text:style-name="T3">Work to Do</text:span><text:span text:style-name="T4"><text:tab/><text:tab/><text:tab/><text:tab/> <text:s text:c="5"/>----<text:tab/><text:tab/><text:tab/><text:tab/></text:span><text:span text:style-name="T3">Deadline</text:span></text:p>
      <text:p text:style-name="P1"><text:tab/><text:tab/><text:tab/><text:tab/><text:tab/><text:tab/></text:p>
      <text:list xml:id="list643545574" text:style-name="L1">
        <text:list-item>
          <text:p text:style-name="P5">Statistical Part<text:tab/><text:tab/><text:tab/><text:tab/><text:tab/><text:tab/><text:tab/><text:tab/><text:span text:style-name="T9">11</text:span><text:span text:style-name="T7">th</text:span><text:span text:style-name="T9"> Feb'13</text:span> </text:p>
          <text:list>
            <text:list-item>
              <text:p text:style-name="P7">Complete the table <text:tab/><text:tab/><text:tab/><text:tab/><text:tab/><text:tab/><text:tab/><text:tab/><text:span text:style-name="T10">16</text:span><text:span text:style-name="T11">th</text:span><text:span text:style-name="T10"> Jan'13</text:span></text:p>
              <text:list>
                <text:list-item>
                  <text:p text:style-name="P7">Input for all existent folders <text:tab/><text:tab/><text:tab/><text:tab/><text:tab/><text:tab/><text:tab/><text:span text:style-name="T12">15</text:span><text:span text:style-name="T13">th</text:span><text:span text:style-name="T12"> Jan'13</text:span></text:p>
                </text:list-item>
                <text:list-item>
                  <text:p text:style-name="P7">Complete table for Compile-Time ,Memory(Compile&amp;Run Time),LOC's <text:tab/><text:tab/><text:span text:style-name="T12">15</text:span><text:span text:style-name="T13">th</text:span><text:span text:style-name="T12"> Jan'13</text:span></text:p>
                </text:list-item>
                <text:list-item>
                  <text:p text:style-name="P7">Complete Run-Time values <text:tab/><text:tab/><text:tab/><text:tab/><text:tab/><text:tab/><text:tab/><text:span text:style-name="T12">16</text:span><text:span text:style-name="T13">th</text:span><text:span text:style-name="T12"> Jan'13</text:span></text:p>
                </text:list-item>
              </text:list>
            </text:list-item>
            <text:list-item>
              <text:p text:style-name="P7"><text:s/>Add extra folder 'Miscellaneous',(containing Large-Standard Programs) <text:tab/><text:tab/><text:span text:style-name="T10">21</text:span><text:span text:style-name="T11">st</text:span><text:span text:style-name="T10"> Jan'13</text:span><text:tab/></text:p>
              <text:list>
                <text:list-item>
                  <text:p text:style-name="P7">Input for all existent folders <text:tab/><text:tab/><text:tab/><text:tab/><text:tab/><text:tab/><text:tab/><text:span text:style-name="T12">18</text:span><text:span text:style-name="T13">th</text:span><text:span text:style-name="T12"> Jan'13</text:span></text:p>
                </text:list-item>
                <text:list-item>
                  <text:p text:style-name="P7">Complete table for Compile-Time ,Memory(Compile&amp;Run Time),LOC's <text:tab/><text:tab/><text:span text:style-name="T12">19</text:span><text:span text:style-name="T13">th</text:span><text:span text:style-name="T12"> Jan'13</text:span></text:p>
                </text:list-item>
                <text:list-item>
                  <text:p text:style-name="P7">Complete Run-Time values <text:tab/><text:tab/><text:tab/><text:tab/><text:tab/><text:tab/> <text:s text:c="8"/><text:tab/><text:span text:style-name="T12">20</text:span><text:span text:style-name="T13">th</text:span><text:span text:style-name="T12"> Jan'13</text:span></text:p>
                </text:list-item>
              </text:list>
            </text:list-item>
            <text:list-item>
              <text:p text:style-name="P7">Fill values for 'Haskell' <text:tab/><text:tab/><text:tab/><text:tab/><text:tab/><text:tab/><text:tab/><text:tab/><text:span text:style-name="T10">30</text:span><text:span text:style-name="T11">th</text:span><text:span text:style-name="T10"> Jan'13</text:span><text:tab/></text:p>
            </text:list-item>
            <text:list-item>
              <text:p text:style-name="P7">Fill values for 'Cython' <text:tab/><text:tab/><text:tab/><text:tab/><text:tab/><text:tab/><text:tab/><text:tab/><text:span text:style-name="T10">05</text:span><text:span text:style-name="T11">th</text:span><text:span text:style-name="T10"> Feb'13</text:span></text:p>
            </text:list-item>
            <text:list-item>
              <text:p text:style-name="P7">EoW/Debugging<text:tab/><text:tab/><text:tab/><text:tab/><text:tab/><text:tab/><text:tab/><text:tab/><text:tab/><text:span text:style-name="T10">07</text:span><text:span text:style-name="T11">th</text:span><text:span text:style-name="T10"> Feb'13</text:span></text:p>
            </text:list-item>
            <text:list-item>
              <text:p text:style-name="P7">Security(Static)<text:tab/><text:tab/> <text:tab/><text:tab/><text:tab/><text:tab/><text:tab/><text:tab/><text:tab/><text:span text:style-name="T10">10</text:span><text:span text:style-name="T11">th</text:span><text:span text:style-name="T10"> Feb'13</text:span></text:p>
            </text:list-item>
          </text:list>
        </text:list-item>
      </text:list>
      <text:p text:style-name="P2"/>
      <text:p text:style-name="P2"/>
      <text:list xml:id="list1211289753" text:continue-numbering="true" text:style-name="L1">
        <text:list-item>
          <text:p text:style-name="P5">Analysis Part<text:tab/><text:tab/><text:tab/><text:tab/><text:tab/><text:tab/><text:tab/><text:tab/><text:tab/><text:span text:style-name="T9">28</text:span><text:span text:style-name="T7">th</text:span><text:span text:style-name="T9"> Feb'13</text:span></text:p>
          <text:list>
            <text:list-item>
              <text:p text:style-name="P7">Some Static analysis about programming languages and their basic features<text:tab/><text:tab/><text:span text:style-name="T10">16</text:span><text:span text:style-name="T11">th</text:span><text:span text:style-name="T10"> Feb'13</text:span></text:p>
            </text:list-item>
            <text:list-item>
              <text:p text:style-name="P7">Detailed analysis of each field for various results <text:tab/><text:tab/><text:tab/><text:tab/><text:tab/><text:span text:style-name="T10">27</text:span><text:span text:style-name="T11">th</text:span><text:span text:style-name="T10"> Feb'13</text:span></text:p>
            </text:list-item>
          </text:list>
        </text:list-item>
      </text:list>
      <text:p text:style-name="P3"/>
      <text:p text:style-name="P3"/>
      <text:list xml:id="list266544232" text:continue-numbering="true" text:style-name="L1">
        <text:list-item>
          <text:p text:style-name="P5">Generate Tool <text:tab/><text:tab/><text:tab/><text:tab/><text:tab/><text:tab/><text:tab/><text:tab/><text:span text:style-name="T9">31</text:span><text:span text:style-name="T7">st</text:span><text:span text:style-name="T9"> Mar'13</text:span></text:p>
          <text:list>
            <text:list-item>
              <text:p text:style-name="P7">Make GUI framework/Tool to manifest the results <text:tab/><text:tab/><text:tab/><text:tab/><text:tab/><text:span text:style-name="T10">10</text:span><text:span text:style-name="T11">th</text:span><text:span text:style-name="T10"> Mar'13</text:span></text:p>
            </text:list-item>
            <text:list-item>
              <text:p text:style-name="P7">Automate the whole tool <text:tab/><text:tab/><text:tab/><text:tab/><text:tab/><text:tab/><text:tab/><text:tab/><text:span text:style-name="T10">18</text:span><text:span text:style-name="T11">th</text:span><text:span text:style-name="T10"> Mar'13</text:span></text:p>
            </text:list-item>
            <text:list-item>
              <text:p text:style-name="P7">User Input <text:tab/><text:tab/><text:tab/><text:tab/><text:tab/><text:tab/><text:tab/> <text:s text:c="20"/><text:tab/><text:span text:style-name="T10">30</text:span><text:span text:style-name="T11">th</text:span><text:span text:style-name="T10"> Mar'13</text:span></text:p>
              <text:list>
                <text:list-item>
                  <text:p text:style-name="P4"><text:span text:style-name="T5">Enable input from user<text:tab/><text:tab/><text:tab/><text:tab/><text:tab/><text:tab/><text:tab/><text:tab/></text:span><text:span text:style-name="T15">25</text:span><text:span text:style-name="T14">th</text:span><text:span text:style-name="T15"> Mar'13</text:span></text:p>
                </text:list-item>
                <text:list-item>
                  <text:p text:style-name="P4"><text:span text:style-name="T5">Check the correctness <text:tab/><text:tab/><text:tab/><text:tab/><text:tab/><text:tab/><text:tab/><text:tab/></text:span><text:span text:style-name="T15">27</text:span><text:span text:style-name="T14">th</text:span><text:span text:style-name="T15"> Mar'13</text:span></text:p>
                </text:list-item>
                <text:list-item>
                  <text:p text:style-name="P4"><text:span text:style-name="T5">Include in the Pool <text:tab/><text:tab/><text:tab/><text:tab/><text:tab/><text:tab/><text:tab/><text:tab/></text:span><text:span text:style-name="T15">29</text:span><text:span text:style-name="T14">th</text:span><text:span text:style-name="T15"> Mar'13</text:span></text:p>
                  <text:p text:style-name="P8"/>
                  <text:p text:style-name="P8"><text:tab/><text:tab/><text:tab/><text:tab/><text:tab/></text:p>
                </text:list-item>
              </text:list>
            </text:list-item>
          </text:list>
        </text:list-item>
        <text:list-item>
          <text:p text:style-name="P9"><text:span text:style-name="T2">Documentation <text:tab/><text:tab/><text:tab/><text:tab/><text:tab/><text:tab/><text:tab/><text:tab/></text:span><text:span text:style-name="T8">01</text:span><text:span text:style-name="T6">st</text:span><text:span text:style-name="T8"> Apr'13</text:span><text:span text:style-name="T1">(onwards) </text:span></text:p>
        </text:list-item>
      </text:list>
      <text:p text:style-name="P2"/>
      <text:p text:style-name="P2"/>
      <text:p text:style-name="P2">Yellow -- Current working on Module</text:p>
      <text:p text:style-name="P2"><text:span text:style-name="T16">Light Blue</text:span> -- Module Comple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08T21:56:28</meta:creation-date>
    <dc:date>2013-02-04T09:34:02</dc:date>
    <dc:creator>Rahul Gupta</dc:creator>
    <meta:editing-duration>PT10H05M55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34" meta:word-count="205" meta:character-count="1533"/>
  </office:meta>
</office:document-meta>
</file>